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9a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● All 21 tests pass. Let me now summarize the world-class options engine we've built: <text:s text:c="220"/></text:p>
      <text:p text:style-name="Standard"><text:s text:c="306"/></text:p>
      <text:p text:style-name="Standard"><text:s text:c="2"/>QuantLaxmi Options Engine - Architecture Summary <text:s text:c="255"/></text:p>
      <text:p text:style-name="Standard"><text:s text:c="306"/></text:p>
      <text:p text:style-name="Standard"><text:s text:c="2"/>┌─────────────────────────────────────────────────────────────────────────┐ <text:s text:c="228"/></text:p>
      <text:p text:style-name="Standard"><text:s text:c="2"/>│ <text:s text:c="23"/>QUANTLAXMI OPTIONS ENGINE <text:s text:c="23"/>│ <text:s text:c="228"/></text:p>
      <text:p text:style-name="Standard"><text:s text:c="2"/>├─────────────────────────────────────────────────────────────────────────┤ <text:s text:c="228"/></text:p>
      <text:p text:style-name="Standard"><text:s text:c="2"/>│ <text:s text:c="72"/>│ <text:s text:c="228"/></text:p>
      <text:p text:style-name="Standard"><text:s text:c="2"/>│ <text:s/>┌──────────────┐ <text:s text:c="3"/>┌──────────────┐ <text:s text:c="3"/>┌──────────────┐ <text:s text:c="13"/>│ <text:s text:c="229"/></text:p>
      <text:p text:style-name="Standard"><text:s text:c="2"/>│ <text:s/>│ <text:s/>GRASSMANN <text:s text:c="2"/>│ <text:s text:c="3"/>│ <text:s/>RAMANUJAN <text:s text:c="2"/>│ <text:s text:c="3"/>│ <text:s text:c="4"/>VOL <text:s text:c="5"/>│ <text:s text:c="13"/>│ <text:s text:c="229"/></text:p>
      <text:p text:style-name="Standard"><text:s text:c="2"/>│ <text:s/>│ <text:s text:c="2"/>REGIME <text:s text:c="4"/>│ <text:s text:c="3"/>│ PERIODICITY <text:s/>│ <text:s text:c="3"/>│ <text:s text:c="2"/>SURFACE <text:s text:c="3"/>│ <text:s text:c="13"/>│ <text:s text:c="229"/></text:p>
      <text:p text:style-name="Standard"><text:s text:c="2"/>│ <text:s/>│ <text:s/>DETECTION <text:s text:c="2"/>│ <text:s text:c="3"/>│ <text:s/>DETECTION <text:s text:c="2"/>│ <text:s text:c="3"/>│ <text:s/>ANALYSIS <text:s text:c="3"/>│ <text:s text:c="13"/>│ <text:s text:c="229"/></text:p>
      <text:p text:style-name="Standard"><text:s text:c="2"/>│ <text:s/>└──────┬───────┘ <text:s text:c="3"/>└──────┬───────┘ <text:s text:c="3"/>└──────┬───────┘ <text:s text:c="13"/>│ <text:s text:c="229"/></text:p>
      <text:p text:style-name="Standard"><text:s text:c="2"/>│ <text:s text:c="8"/>│ <text:s text:c="18"/>│ <text:s text:c="18"/>│ <text:s text:c="22"/>│ <text:s text:c="228"/></text:p>
      <text:p text:style-name="Standard"><text:s text:c="2"/>│ <text:s text:c="8"/>▼ <text:s text:c="18"/>▼ <text:s text:c="18"/>▼ <text:s text:c="22"/>│ <text:s text:c="228"/></text:p>
      <text:p text:style-name="Standard"><text:s text:c="2"/>│ <text:s/>┌─────────────────────────────────────────────────────┐ <text:s text:c="14"/>│ <text:s text:c="229"/></text:p>
      <text:p text:style-name="Standard"><text:s text:c="2"/>│ <text:s/>│ <text:s text:c="17"/>MARKET STATE <text:s text:c="23"/>│ <text:s text:c="14"/>│ <text:s text:c="228"/></text:p>
      <text:p text:style-name="Standard"><text:s text:c="2"/>│ <text:s/>│ <text:s/>• Regime: Quiet | MeanReversion | Trend | Shock <text:s text:c="3"/>│ <text:s text:c="14"/>│ <text:s text:c="229"/></text:p>
      <text:p text:style-name="Standard"><text:s text:c="2"/>│ <text:s/>│ <text:s/>• IV Percentile &amp; Risk Premium (IV vs RV) <text:s text:c="9"/>│ <text:s text:c="14"/>│ <text:s text:c="229"/></text:p>
      <text:p text:style-name="Standard"><text:s text:c="2"/>│ <text:s/>│ <text:s/>• PCR Signal &amp; Sentiment <text:s text:c="27"/>│ <text:s text:c="14"/>│ <text:s text:c="228"/></text:p>
      <text:p text:style-name="Standard"><text:s text:c="2"/>│ <text:s/>│ <text:s/>• HFT/MM Activity Detection <text:s text:c="24"/>│ <text:s text:c="14"/>│ <text:s text:c="228"/></text:p>
      <text:p text:style-name="Standard"><text:s text:c="2"/>│ <text:s/>└─────────────────────────┬───────────────────────────┘ <text:s text:c="14"/>│ <text:s text:c="229"/></text:p>
      <text:p text:style-name="Standard"><text:s text:c="2"/>│ <text:s text:c="27"/>│ <text:s text:c="43"/>│ <text:s text:c="228"/></text:p>
      <text:p text:style-name="Standard"><text:s text:c="2"/>│ <text:s text:c="27"/>▼ <text:s text:c="43"/>│ <text:s text:c="228"/></text:p>
      <text:p text:style-name="Standard"><text:s text:c="2"/>│ <text:s/>┌─────────────────────────────────────────────────────┐ <text:s text:c="14"/>│ <text:s text:c="229"/></text:p>
      <text:p text:style-name="Standard"><text:s text:c="2"/>│ <text:s/>│ <text:s text:c="13"/>STRATEGY SELECTOR <text:s text:c="22"/>│ <text:s text:c="14"/>│ <text:s text:c="228"/></text:p>
      <text:p text:style-name="Standard"><text:s text:c="2"/>│ <text:s/>│ <text:s/>Score 15+ strategies on 5 dimensions: <text:s text:c="14"/>│ <text:s text:c="14"/>│ <text:s text:c="228"/></text:p>
      <text:p text:style-name="Standard"><text:s text:c="2"/>│ <text:s/>│ <text:s/>1. Regime alignment (25 pts) <text:s text:c="23"/>│ <text:s text:c="14"/>│ <text:s text:c="228"/></text:p>
      <text:p text:style-name="Standard"><text:s text:c="2"/>│ <text:s/>│ <text:s/>2. Volatility alignment (25 pts) <text:s text:c="19"/>│ <text:s text:c="14"/>│ <text:s text:c="228"/></text:p>
      <text:p text:style-name="Standard"><text:s text:c="2"/>│ <text:s/>│ <text:s/>3. PCR contrarian signal (25 pts) <text:s text:c="18"/>│ <text:s text:c="14"/>│ <text:s text:c="228"/></text:p>
      <text:p text:style-name="Standard"><text:s text:c="2"/>│ <text:s/>│ <text:s/>4. IV/RV edge (15 pts) <text:s text:c="29"/>│ <text:s text:c="14"/>│ <text:s text:c="228"/></text:p>
      <text:p text:style-name="Standard"><text:s text:c="2"/>│ <text:s/>│ <text:s/>5. Risk characteristics (10 pts) <text:s text:c="19"/>│ <text:s text:c="14"/>│ <text:s text:c="228"/></text:p>
      <text:p text:style-name="Standard"><text:s text:c="2"/>│ <text:s/>└─────────────────────────┬───────────────────────────┘ <text:s text:c="14"/>│ <text:s text:c="229"/></text:p>
      <text:p text:style-name="Standard"><text:s text:c="2"/>│ <text:s text:c="27"/>│ <text:s text:c="43"/>│ <text:s text:c="228"/></text:p>
      <text:p text:style-name="Standard"><text:s text:c="2"/>│ <text:s text:c="27"/>▼ <text:s text:c="43"/>│ <text:s text:c="228"/></text:p>
      <text:p text:style-name="Standard"><text:s text:c="2"/>│ <text:s/>┌─────────────────────────────────────────────────────┐ <text:s text:c="14"/>│ <text:s text:c="229"/></text:p>
      <text:p text:style-name="Standard"><text:soft-page-break/><text:s text:c="2"/>│ <text:s/>│ <text:s text:c="13"/>TRADING DECISION <text:s text:c="23"/>│ <text:s text:c="14"/>│ <text:s text:c="228"/></text:p>
      <text:p text:style-name="Standard"><text:s text:c="2"/>│ <text:s/>│ <text:s/>• Best strategy with score &amp; reasoning <text:s text:c="13"/>│ <text:s text:c="14"/>│ <text:s text:c="228"/></text:p>
      <text:p text:style-name="Standard"><text:s text:c="2"/>│ <text:s/>│ <text:s/>• Portfolio Greeks constraints enforced <text:s text:c="12"/>│ <text:s text:c="14"/>│ <text:s text:c="228"/></text:p>
      <text:p text:style-name="Standard"><text:s text:c="2"/>│ <text:s/>│ <text:s/>• HFT blocking via Ramanujan <text:s text:c="23"/>│ <text:s text:c="14"/>│ <text:s text:c="228"/></text:p>
      <text:p text:style-name="Standard"><text:s text:c="2"/>│ <text:s/>└─────────────────────────────────────────────────────┘ <text:s text:c="14"/>│ <text:s text:c="229"/></text:p>
      <text:p text:style-name="Standard"><text:s text:c="2"/>│ <text:s text:c="72"/>│ <text:s text:c="228"/></text:p>
      <text:p text:style-name="Standard"><text:s text:c="2"/>└─────────────────────────────────────────────────────────────────────────┘ <text:s text:c="228"/></text:p>
      <text:p text:style-name="Standard"><text:s text:c="306"/></text:p>
      <text:p text:style-name="Standard"><text:s text:c="2"/>Components Built <text:s text:c="287"/></text:p>
      <text:p text:style-name="P1"><text:s text:c="2"/>┌──────────────────────┬──────┬────────────────────────────────────────────────────────────────────────────┐ <text:s text:c="12"/>Components Built <text:s text:c="287"/></text:p>
      <text:p text:style-name="P1"><text:s text:c="2"/>┌──────────────────────┬──────┬────────────────────────────────────────────────────────────────────────────┐ <text:s text:c="195"/></text:p>
      <text:p text:style-name="P1"><text:s text:c="2"/>│ <text:s text:c="7"/>Module <text:s text:c="7"/>│ LOC <text:s/>│ <text:s text:c="33"/>Features <text:s text:c="33"/>│ <text:s text:c="195"/></text:p>
      <text:p text:style-name="P1"><text:s text:c="2"/>├──────────────────────┼──────┼────────────────────────────────────────────────────────────────────────────┤ <text:s text:c="195"/></text:p>
      <text:p text:style-name="P1"><text:s text:c="2"/>│ greeks.rs <text:s text:c="11"/>│ ~400 │ All Greeks: Δ, Γ, Θ, V, ρ, Vanna, Volga, Charm, Veta, Speed, Color <text:s text:c="8"/>│ <text:s text:c="195"/></text:p>
      <text:p text:style-name="P1"><text:s text:c="2"/>├──────────────────────┼──────┼────────────────────────────────────────────────────────────────────────────┤ <text:s text:c="195"/></text:p>
      <text:p text:style-name="P1"><text:s text:c="2"/>│ vol_surface.rs <text:s text:c="6"/>│ ~500 │ IV calculation, skew analysis, term structure, IV percentile <text:s text:c="14"/>│ <text:s text:c="195"/></text:p>
      <text:p text:style-name="P1"><text:s text:c="2"/>├──────────────────────┼──────┼────────────────────────────────────────────────────────────────────────────┤ <text:s text:c="195"/></text:p>
      <text:p text:style-name="P1"><text:s text:c="2"/>│ strategies.rs <text:s text:c="7"/>│ ~500 │ 15+ strategies: Straddles, Strangles, Iron Condors, Butterflies, Calendars │ <text:s text:c="195"/></text:p>
      <text:p text:style-name="P1"><text:s text:c="2"/>├──────────────────────┼──────┼────────────────────────────────────────────────────────────────────────────┤ <text:s text:c="195"/></text:p>
      <text:p text:style-name="P1"><text:s text:c="2"/>│ pcr.rs <text:s text:c="14"/>│ ~450 │ PCR analysis, Max Pain, divergence detection, smart money flow <text:s text:c="12"/>│ <text:s text:c="195"/></text:p>
      <text:p text:style-name="P1"><text:s text:c="2"/>├──────────────────────┼──────┼────────────────────────────────────────────────────────────────────────────┤ <text:s text:c="195"/></text:p>
      <text:p text:style-name="P1"><text:s text:c="2"/>│ strategy_selector.rs │ ~500 │ Multi-factor scoring, regime alignment, risk assessment <text:s text:c="19"/>│ <text:s text:c="195"/></text:p>
      <text:p text:style-name="P1"><text:s text:c="2"/>├──────────────────────┼──────┼────────────────────────────────────────────────────────────────────────────┤ <text:s text:c="195"/></text:p>
      <text:p text:style-name="P1"><text:s text:c="2"/>│ engine.rs <text:s text:c="11"/>│ ~500 │ Master orchestrator integrating all components <text:s text:c="28"/>│ <text:s text:c="195"/></text:p>
      <text:p text:style-name="P1"><text:soft-page-break/><text:s text:c="2"/>└──────────────────────┴──────┴────────────────────────────────────────────────────────────────────────────┘ <text:s text:c="195"/></text:p>
      <text:p text:style-name="P1"><text:s text:c="2"/>Strategy Selection Logic <text:s text:c="279"/></text:p>
      <text:p text:style-name="P1"><text:s text:c="306"/></text:p>
      <text:p text:style-name="P1"><text:s text:c="2"/>Regime-Based: <text:s text:c="290"/></text:p>
      <text:p text:style-name="P1"><text:s text:c="2"/>- Quiet/MeanReversion → Short gamma, positive theta (IronCondor, ShortStrangle) <text:s text:c="224"/></text:p>
      <text:p text:style-name="P1"><text:s text:c="2"/>- Trending → Long gamma, directional (LongStraddle, Spreads) <text:s text:c="243"/></text:p>
      <text:p text:style-name="P1"><text:s text:c="2"/>- EventShock → Long gamma for large moves <text:s text:c="262"/></text:p>
      <text:p text:style-name="P1"><text:s text:c="2"/>- LiquidityDrought → Minimal trading, defined risk only <text:s text:c="248"/></text:p>
      <text:p text:style-name="P1"><text:s text:c="306"/></text:p>
      <text:p text:style-name="P1"><text:s text:c="2"/>Volatility-Based: <text:s text:c="286"/></text:p>
      <text:p text:style-name="P1"><text:s text:c="2"/>- IV &gt; 75th percentile → Sell premium (short vega) <text:s text:c="253"/></text:p>
      <text:p text:style-name="P1"><text:s text:c="2"/>- IV &lt; 25th percentile → Buy premium (long vega) <text:s text:c="255"/></text:p>
      <text:p text:style-name="P1"><text:s text:c="2"/>- IV rich vs RV → Additional edge for premium selling <text:s text:c="250"/></text:p>
      <text:p text:style-name="P1"><text:s text:c="306"/></text:p>
      <text:p text:style-name="P1"><text:s text:c="2"/>PCR Contrarian: <text:s text:c="288"/></text:p>
      <text:p text:style-name="P1"><text:s text:c="2"/>- PCR &gt; 1.2 (extreme fear) → Bullish bias <text:s text:c="262"/></text:p>
      <text:p text:style-name="P1"><text:s text:c="2"/>- PCR &lt; 0.5 (complacency) → Bearish bias <text:s text:c="263"/></text:p>
      <text:p text:style-name="P1"><text:s text:c="306"/></text:p>
      <text:p text:style-name="P1"><text:s text:c="2"/>The Edge <text:s text:c="295"/></text:p>
      <text:p text:style-name="P1"><text:s text:c="306"/></text:p>
      <text:p text:style-name="P1"><text:s text:c="2"/>1. Only trade when ALL signals align - score must exceed threshold <text:s text:c="237"/></text:p>
      <text:p text:style-name="P1"><text:s text:c="2"/>2. Ramanujan HFT detection - avoid trading during HFT activity <text:s text:c="241"/></text:p>
      <text:p text:style-name="P1"><text:s text:c="2"/>3. Greeks-aware - position sizing respects portfolio limits <text:s text:c="244"/></text:p>
      <text:p text:style-name="P1"><text:s text:c="2"/>4. Defined risk preferred - Iron Condor/Butterfly in uncertain regimes <text:s text:c="233"/></text:p>
      <text:p text:style-name="P1"><text:s text:c="2"/>5. IV/RV premium capture - systematic edge from volatility mispricing <text:s text:c="234"/></text:p>
      <text:p text:style-name="P1"><text:s text:c="2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0T12:04:59.037407940</meta:creation-date>
    <dc:date>2026-01-30T12:05:43.150438060</dc:date>
    <meta:editing-duration>PT44S</meta:editing-duration>
    <meta:editing-cycles>1</meta:editing-cycles>
    <meta:document-statistic meta:table-count="0" meta:image-count="0" meta:object-count="0" meta:page-count="3" meta:paragraph-count="86" meta:word-count="507" meta:character-count="26349" meta:non-whitespace-character-count="3609"/>
    <meta:generator>LibreOffice/24.2.7.2$Linux_X86_64 LibreOffice_project/420$Build-2</meta:generator>
  </office:meta>
</office:document-meta>
</file>